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italic" officeooo:rsid="00114e42" officeooo:paragraph-rsid="00114e42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  <style:text-properties fo:font-style="italic" officeooo:rsid="00133f1b" officeooo:paragraph-rsid="00133f1b" style:font-style-asian="italic" style:font-style-complex="italic"/>
    </style:style>
    <style:style style:name="P3" style:family="paragraph" style:parent-style-name="Standard">
      <style:paragraph-properties fo:text-align="justify" style:justify-single-word="false"/>
      <style:text-properties fo:font-style="italic" officeooo:rsid="0016199e" officeooo:paragraph-rsid="0016199e" style:font-style-asian="italic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211c7a" officeooo:paragraph-rsid="00211c7a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16199e" officeooo:paragraph-rsid="0016199e" style:font-style-asian="italic" style:font-style-complex="italic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17cc50" officeooo:paragraph-rsid="0017cc50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197f76" officeooo:paragraph-rsid="00197f76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1bda89" officeooo:paragraph-rsid="001bda89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solid" style:text-underline-width="auto" style:text-underline-color="font-color" officeooo:rsid="00211c7a" officeooo:paragraph-rsid="00211c7a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officeooo:rsid="0017cc50" officeooo:paragraph-rsid="0017cc50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officeooo:rsid="001b23a9" officeooo:paragraph-rsid="001b23a9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none" officeooo:rsid="001bda89" officeooo:paragraph-rsid="001bda89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none" officeooo:rsid="001bda89" officeooo:paragraph-rsid="001eb3dd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officeooo:rsid="002117af" officeooo:paragraph-rsid="002117af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officeooo:rsid="00100aa4" officeooo:paragraph-rsid="001cfe85"/>
    </style:style>
    <style:style style:name="P16" style:family="paragraph" style:parent-style-name="Standard">
      <style:paragraph-properties fo:text-align="justify" style:justify-single-word="false"/>
      <style:text-properties fo:font-style="normal" officeooo:rsid="00114e42" officeooo:paragraph-rsid="00114e42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2117af" officeooo:paragraph-rsid="002117a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00aa4" officeooo:paragraph-rsid="00100aa4" style:font-weight-asian="bold" style:font-weight-complex="bold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officeooo:rsid="00127757" style:font-style-asian="italic" style:font-style-complex="italic"/>
    </style:style>
    <style:style style:name="T2" style:family="text">
      <style:text-properties fo:font-style="italic" officeooo:rsid="00133f1b" style:font-style-asian="italic" style:font-style-complex="italic"/>
    </style:style>
    <style:style style:name="T3" style:family="text">
      <style:text-properties fo:font-style="italic" officeooo:rsid="001bda89" style:font-style-asian="italic" style:font-style-complex="italic"/>
    </style:style>
    <style:style style:name="T4" style:family="text">
      <style:text-properties officeooo:rsid="00146698"/>
    </style:style>
    <style:style style:name="T5" style:family="text">
      <style:text-properties officeooo:rsid="0017cc50"/>
    </style:style>
    <style:style style:name="T6" style:family="text">
      <style:text-properties officeooo:rsid="001b23a9"/>
    </style:style>
    <style:style style:name="T7" style:family="text">
      <style:text-properties officeooo:rsid="001c8350"/>
    </style:style>
    <style:style style:name="T8" style:family="text">
      <style:text-properties officeooo:rsid="001dcb53"/>
    </style:style>
    <style:style style:name="T9" style:family="text">
      <style:text-properties style:text-underline-style="solid" style:text-underline-width="auto" style:text-underline-color="font-color" officeooo:rsid="001eb3dd"/>
    </style:style>
    <style:style style:name="T10" style:family="text">
      <style:text-properties officeooo:rsid="001eb3dd"/>
    </style:style>
    <style:style style:name="T11" style:family="text">
      <style:text-properties officeooo:rsid="001f02b5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itle of invention</text:p>
      <text:p text:style-name="P15"><text:span text:style-name="T1"><office:annotation office:name="__Annotation__38_780000286"><dc:creator>Unknown Author</dc:creator><dc:date>2016-11-11T15:55:13.349930484</dc:date><text:p text:style-name="P19"><text:span text:style-name="T12">Change for diagnostic for the second patent</text:span></text:p></office:annotation></text:span><text:span text:style-name="T1">Training</text:span><office:annotation-end office:name="__Annotation__38_780000286"/><text:span text:style-name="T1"> system capable of transducing, </text:span><text:span text:style-name="T2">detecting, </text:span><text:span text:style-name="T1">processing, </text:span><text:span text:style-name="T3">storing, </text:span><text:span text:style-name="T2">reproducing and simulating physiological sounds</text:span></text:p>
      <text:p text:style-name="P15"/>
      <text:p text:style-name="P18">Abstract of the invention</text:p>
      <text:p text:style-name="P1">Current electronic stethoscopes…</text:p>
      <text:p text:style-name="P9"/>
      <text:p text:style-name="P9">Motivation</text:p>
      <text:p text:style-name="P4">Training – Education and training of the auscultation process</text:p>
      <text:p text:style-name="P2"/>
      <text:p text:style-name="P2">Our team has de<text:span text:style-name="T4">veloped a training system, consisting of specialized hardware components, capable of transducing acoustic physiological signals, detecting normal and abnormal/pathological acoustic patterns, process or modify signals</text:span></text:p>
      <text:p text:style-name="P2"/>
      <text:p text:style-name="P17">Concise Description of the Invention</text:p>
      <text:p text:style-name="P17"/>
      <text:p text:style-name="P5">Signal Transduction</text:p>
      <text:p text:style-name="P3">Our system has been equipped with <office:annotation office:name="__Annotation__18_780000286"><dc:creator>Unknown Author</dc:creator><dc:date>2016-11-11T15:34:57.398536537</dc:date><text:p text:style-name="P19"><text:span text:style-name="T12">Not sure if we would ever need more than one microphone.</text:span></text:p></office:annotation>one or several <office:annotation office:name="__Annotation__19_780000286"><dc:creator>Unknown Author</dc:creator><dc:date>2016-11-11T15:35:51.950751664</dc:date><text:p text:style-name="P19"><text:span text:style-name="T12">Do we need to specify the transducer itself (i.e.: omnidirectional condenser microphone)</text:span></text:p></office:annotation><office:annotation-end office:name="__Annotation__18_780000286"/>acoustic transducers<office:annotation-end office:name="__Annotation__19_780000286"/> <text:span text:style-name="T5">capable of translating physiological acoustics to an analog electrical signal.</text:span></text:p>
      <text:p text:style-name="P3"/>
      <text:p text:style-name="P12"><office:annotation office:name="__Annotation__39_780000286"><dc:creator>Unknown Author</dc:creator><dc:date>2016-11-11T15:57:49.609367369</dc:date><text:p text:style-name="P19"><text:span text:style-name="T12">How about this for description of features</text:span></text:p></office:annotation>Our system has the capability of <office:annotation-end office:name="__Annotation__39_780000286"/>translating physiological acoustics to analog electrical signals, through one or several acoustic transducers</text:p>
      <text:p text:style-name="P3"/>
      <text:p text:style-name="P6">Detect<text:span text:style-name="T11">ion</text:span></text:p>
      <text:p text:style-name="P10">Our <text:span text:style-name="T6">system has been equipped with </text:span>a library of functions for the detection of acoustic signatures and/or features associated with normal or abnormal physiology. <text:span text:style-name="T6"><office:annotation office:name="__Annotation__29_780000286"><dc:creator>Unknown Author</dc:creator><dc:date>2016-11-11T15:48:49.634804680</dc:date><text:p text:style-name="P19"><text:span text:style-name="T12">Attempt to generalize the functionality of the detection functions</text:span></text:p></office:annotation></text:span><text:span text:style-name="T6">Acoustic signature or feature detection may be achieved through signal correlation functions in the frequency domain, but could also include simpler methods in the time-domain.</text:span><office:annotation-end office:name="__Annotation__29_780000286"/></text:p>
      <text:p text:style-name="P10"/>
      <text:p text:style-name="P7">Processing</text:p>
      <text:p text:style-name="P11">Our system has been equipped with a library of functions for the processing, modification or enhancement of acoustic signals. <office:annotation office:name="__Annotation__28_780000286"><dc:creator>Unknown Author</dc:creator><dc:date>2016-11-11T15:45:53.443555191</dc:date><text:p text:style-name="P19"><text:span text:style-name="T12">Here are some examples of capabilities with the “not limited to” term. What are your thoughts?</text:span></text:p></office:annotation>Signal processing includes, but is not limited to the filtering, amplification or decomposition of the input signal.<office:annotation-end office:name="__Annotation__28_780000286"/></text:p>
      <text:p text:style-name="P3"/>
      <text:p text:style-name="P8">Storage</text:p>
      <text:p text:style-name="P12">Our system has been equipped with volatile and non-volatile memory, allowing for both long- and short-term data storage. <text:span text:style-name="T7">Non-volatile memory includes, but is not limited to flash memory internal to the processor and external to the board, such as an SD card. Non-volatile memory has been dedicated to the long-term storage of configuration files, media and other digital resources. Volatile memory includes, but is not limited to randomly allocated memory (RAM). Volatile memory may be used by built-in functions.</text:span></text:p>
      <text:p text:style-name="P8"/>
      <text:p text:style-name="P8">Reproduc<text:span text:style-name="T10">tion</text:span></text:p>
      <text:p text:style-name="P13">Our system has been equipped with speakers capable of reproducing <text:span text:style-name="T8">or playing acoustics signals with a wide range of frequencies. In coordination with our system’s function library, our device is capable of reproducing incoming as well as pre-recorded and stored signals.</text:span></text:p>
      <text:p text:style-name="P13"/>
      <text:p text:style-name="P13"><text:span text:style-name="T9">Simulation</text:span></text:p>
      <text:p text:style-name="P14"><text:soft-page-break/>Our system has been equipped with a library of functions and reference sounds, for the <office:annotation office:name="__Annotation__136_780000286"><dc:creator>Unknown Author</dc:creator><dc:date>2016-11-11T16:28:16.850446439</dc:date><text:p text:style-name="P19"><text:span text:style-name="T12">Our terminology used to characterize the type of simulation used in our training device</text:span></text:p></office:annotation>synchronous and asynchronous simulation<office:annotation-end office:name="__Annotation__136_780000286"/> of physiological and pathological conditions.</text:p>
      <text:p text:style-name="P1"/>
      <text:p text:style-name="P16">Comparison Table</text:p>
      <text:p text:style-name="P1">See attached spreadsheet…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4:23:29.781344336</meta:creation-date>
    <dc:date>2016-11-11T16:30:49.724552054</dc:date>
    <meta:editing-duration>PT53M54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2" meta:paragraph-count="23" meta:word-count="346" meta:character-count="2464" meta:non-whitespace-character-count="2140"/>
  </office:meta>
</office:document-meta>
</file>